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9000000D9EDB7C02AA6312CDB.jpg" manifest:media-type="image/jpeg"/>
  <manifest:file-entry manifest:full-path="Pictures/10000200000001C2000000C3922B87A962F55EFB.png" manifest:media-type="image/png"/>
  <manifest:file-entry manifest:full-path="Pictures/10000000000004B0000001DE9514ED8CD9FC331D.jpg" manifest:media-type="image/jpeg"/>
  <manifest:file-entry manifest:full-path="Pictures/100002010000017B000000C86FBCF00456E29551.png" manifest:media-type="image/png"/>
  <manifest:file-entry manifest:full-path="Pictures/10000201000001A00000008CF05F33C7207AB9B4.png" manifest:media-type="image/png"/>
  <manifest:file-entry manifest:full-path="Pictures/1000000000000258000000FA63F1CFB1EA7B0E08.jpg" manifest:media-type="image/jpeg"/>
  <manifest:file-entry manifest:full-path="Pictures/100000000000025200000107E63F763F18F92A6F.jpg" manifest:media-type="image/jpeg"/>
  <manifest:file-entry manifest:full-path="Pictures/100002010000034B00000144BF514FE0F94D49AA.png" manifest:media-type="image/png"/>
  <manifest:file-entry manifest:full-path="Pictures/10000201000004B000000348A98D86A0335AB451.png" manifest:media-type="image/png"/>
  <manifest:file-entry manifest:full-path="Pictures/100002010000007400000068A74E0CD177A3B5F5.png" manifest:media-type="image/png"/>
  <manifest:file-entry manifest:full-path="Pictures/100002010000012D0000006967311DC9365EFBED.png" manifest:media-type="image/png"/>
  <manifest:file-entry manifest:full-path="Pictures/10000201000007EA000002C9E79D90F81F6052D4.png" manifest:media-type="image/png"/>
  <manifest:file-entry manifest:full-path="Pictures/10000201000001960000019603A03AD43F9B3104.png" manifest:media-type="image/png"/>
  <manifest:file-entry manifest:full-path="Pictures/1000000000000258000000B2989BE87E50ECB3C6.jpg" manifest:media-type="image/jpeg"/>
  <manifest:file-entry manifest:full-path="Pictures/100002010000012C00000078F9D7B47B6CEED6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1ebba" officeooo:paragraph-rsid="0001ebba"/>
    </style:style>
    <style:style style:name="P2" style:family="paragraph" style:parent-style-name="Standard">
      <style:paragraph-properties fo:text-align="start" style:justify-single-word="false"/>
      <style:text-properties fo:font-size="14pt" officeooo:rsid="0003a348" officeooo:paragraph-rsid="0003a348"/>
    </style:style>
    <style:style style:name="P3" style:family="paragraph" style:parent-style-name="Standard">
      <style:paragraph-properties fo:text-align="center" style:justify-single-word="false"/>
      <style:text-properties fo:font-size="18pt" officeooo:rsid="0001ebba" officeooo:paragraph-rsid="0001eb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M SIGCOMM 2018 Sponsors &amp; Supporters</text:p>
      <text:p text:style-name="P1"/>
      <text:p text:style-name="P1">Sponsors:</text:p>
      <text:p text:style-name="P1"><draw:frame draw:style-name="fr1" draw:name="Image1" text:anchor-type="paragraph" svg:x="10.41cm" svg:y="0.153cm" svg:width="6.085cm" svg:height="2.124cm" draw:z-index="0"><draw:image xlink:href="Pictures/100002010000034B00000144BF514FE0F94D49AA.png" xlink:type="simple" xlink:show="embed" xlink:actuate="onLoad"/></draw:frame><draw:frame draw:style-name="fr1" draw:name="Image2" text:anchor-type="paragraph" svg:x="2.208cm" svg:y="0.332cm" svg:width="5.562cm" svg:height="1.94cm" draw:z-index="1"><draw:image xlink:href="Pictures/100002010000012D0000006967311DC9365EFB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Supporters:</text:p>
      <text:p text:style-name="P2"><draw:frame draw:style-name="fr1" draw:name="Image3" text:anchor-type="paragraph" svg:x="0.601cm" svg:y="0.309cm" svg:width="4.86cm" svg:height="2.565cm" draw:z-index="2"><draw:image xlink:href="Pictures/100002010000017B000000C86FBCF00456E29551.png" xlink:type="simple" xlink:show="embed" xlink:actuate="onLoad"/></draw:frame><draw:frame draw:style-name="fr1" draw:name="Image5" text:anchor-type="paragraph" svg:x="12.864cm" svg:y="0.189cm" svg:width="2.9cm" svg:height="2.598cm" draw:z-index="4"><draw:image xlink:href="Pictures/100002010000007400000068A74E0CD177A3B5F5.png" xlink:type="simple" xlink:show="embed" xlink:actuate="onLoad"/></draw:frame></text:p>
      <text:p text:style-name="P2"><draw:frame draw:style-name="fr1" draw:name="Image4" text:anchor-type="paragraph" svg:x="6.26cm" svg:y="0.037cm" svg:width="5.392cm" svg:height="1.898cm" draw:z-index="3"><draw:image xlink:href="Pictures/10000201000007EA000002C9E79D90F81F6052D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x="1.603cm" svg:y="0.48cm" svg:width="2.36cm" svg:height="2.36cm" draw:z-index="5"><draw:image xlink:href="Pictures/10000201000001960000019603A03AD43F9B3104.png" xlink:type="simple" xlink:show="embed" xlink:actuate="onLoad"/></draw:frame></text:p>
      <text:p text:style-name="P2"><draw:frame draw:style-name="fr1" draw:name="Image7" text:anchor-type="paragraph" svg:x="5.861cm" svg:y="0.517cm" svg:width="5.008cm" svg:height="1.487cm" draw:z-index="6"><draw:image xlink:href="Pictures/1000000000000258000000B2989BE87E50ECB3C6.jpg" xlink:type="simple" xlink:show="embed" xlink:actuate="onLoad"/></draw:frame><draw:frame draw:style-name="fr1" draw:name="Image8" text:anchor-type="paragraph" svg:x="12.217cm" svg:y="0.471cm" svg:width="4.553cm" svg:height="1.533cm" draw:z-index="7"><draw:image xlink:href="Pictures/10000201000001A00000008CF05F33C7207AB9B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paragraph" svg:x="2.609cm" svg:y="0.524cm" svg:width="4.284cm" svg:height="1.715cm" draw:z-index="8"><draw:image xlink:href="Pictures/100002010000012C00000078F9D7B47B6CEED62F.png" xlink:type="simple" xlink:show="embed" xlink:actuate="onLoad"/></draw:frame><draw:frame draw:style-name="fr1" draw:name="Image10" text:anchor-type="paragraph" svg:x="9.587cm" svg:y="0.473cm" svg:width="4.521cm" svg:height="1.884cm" draw:z-index="9"><draw:image xlink:href="Pictures/1000000000000258000000FA63F1CFB1EA7B0E0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3" text:anchor-type="paragraph" svg:x="12.453cm" svg:y="0.459cm" svg:width="4.68cm" svg:height="1.864cm" draw:z-index="12"><draw:image xlink:href="Pictures/10000000000004B0000001DE9514ED8CD9FC331D.jpg" xlink:type="simple" xlink:show="embed" xlink:actuate="onLoad"/></draw:frame><draw:frame draw:style-name="fr1" draw:name="Image11" text:anchor-type="paragraph" svg:x="0.593cm" svg:y="0.051cm" svg:width="3.782cm" svg:height="2.648cm" draw:z-index="10"><draw:image xlink:href="Pictures/10000201000004B000000348A98D86A0335AB451.png" xlink:type="simple" xlink:show="embed" xlink:actuate="onLoad"/></draw:frame><draw:frame draw:style-name="fr1" draw:name="Image12" text:anchor-type="paragraph" svg:x="6.865cm" svg:y="0.503cm" svg:width="3.925cm" svg:height="1.7cm" draw:z-index="11"><draw:image xlink:href="Pictures/10000200000001C2000000C3922B87A962F55EFB.png" xlink:type="simple" xlink:show="embed" xlink:actuate="onLoad"/></draw:frame></text:p>
      <text:p text:style-name="P2"/>
      <text:p text:style-name="P2"><draw:frame draw:style-name="fr1" draw:name="Image15" text:anchor-type="paragraph" svg:x="8.908cm" svg:y="2.265cm" svg:width="8.659cm" svg:height="2.279cm" draw:z-index="14"><draw:image xlink:href="Pictures/1000000000000339000000D9EDB7C02AA6312CDB.jpg" xlink:type="simple" xlink:show="embed" xlink:actuate="onLoad"/></draw:frame><draw:frame draw:style-name="fr1" draw:name="Image14" text:anchor-type="paragraph" svg:x="3.21cm" svg:y="2.106cm" svg:width="4.135cm" svg:height="1.831cm" draw:z-index="13"><draw:image xlink:href="Pictures/100000000000025200000107E63F763F18F92A6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6:25:54.464756222</meta:creation-date>
    <dc:date>2018-07-09T16:48:36.732076560</dc:date>
    <meta:editing-duration>PT1M9S</meta:editing-duration>
    <meta:editing-cycles>1</meta:editing-cycles>
    <meta:document-statistic meta:table-count="0" meta:image-count="15" meta:object-count="0" meta:page-count="1" meta:paragraph-count="3" meta:word-count="8" meta:character-count="58" meta:non-whitespace-character-count="53"/>
    <meta:generator>LibreOffice/5.2.7.2$Linux_X86_64 LibreOffice_project/20m0$Build-2</meta:generator>
  </office:meta>
</office:document-meta>
</file>